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YS Text" svg:font-family="'YS Text', sans-serif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86cm" style:rel-column-width="14139*"/>
    </style:style>
    <style:style style:name="Таблица1.B" style:family="table-column">
      <style:table-column-properties style:column-width="1.023cm" style:rel-column-width="3722*"/>
    </style:style>
    <style:style style:name="Таблица1.C" style:family="table-column">
      <style:table-column-properties style:column-width="2.718cm" style:rel-column-width="9890*"/>
    </style:style>
    <style:style style:name="Таблица1.D" style:family="table-column">
      <style:table-column-properties style:column-width="8.811cm" style:rel-column-width="32058*"/>
    </style:style>
    <style:style style:name="Таблица1.E" style:family="table-column">
      <style:table-column-properties style:column-width="1.573cm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03" style:family="table-row">
      <style:table-row-properties fo:background-color="transparent" fo:keep-together="always">
        <style:background-image/>
      </style:table-row-properties>
    </style:style>
    <style:style style:name="Таблица1.A10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Arial1" fo:language="ru" fo:country="RU" fo:background-color="transparent"/>
    </style:style>
    <style:style style:name="P44" style:family="paragraph" style:parent-style-name="Standard">
      <style:text-properties fo:language="en" fo:country="US"/>
    </style:style>
    <style:style style:name="P45" style:family="paragraph" style:parent-style-name="Standard">
      <style:text-properties fo:language="ru" fo:country="RU"/>
    </style:style>
    <style:style style:name="P4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7" style:family="paragraph" style:parent-style-name="Standard">
      <style:text-properties fo:language="ru" fo:country="RU" officeooo:paragraph-rsid="0006e6f8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06e6f8" officeooo:paragraph-rsid="0006e6f8"/>
    </style:style>
    <style:style style:name="P49" style:family="paragraph" style:parent-style-name="Table_20_Contents">
      <style:paragraph-properties fo:text-align="center" style:justify-single-word="false"/>
      <style:text-properties fo:language="ru" fo:country="RU"/>
    </style:style>
    <style:style style:name="P50" style:family="paragraph" style:parent-style-name="Table_20_Contents">
      <style:text-properties style:font-name="Arial1" fo:font-size="8pt" fo:language="en" fo:country="US" officeooo:rsid="0006e6f8" officeooo:paragraph-rsid="0006e6f8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Они держат <text:span text:style-name="T2">H=31kHz / V=</text:span>48.8<text:span text:style-name="T2">Hz</text:span></text:p>
      <text:p text:style-name="P40">List of compatible monitors</text:p>
      <text:p text:style-name="P41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, но монитор широкоформатный </text:p>
            <text:p text:style-name="P43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3">Показывает без проблем.</text:p>
            <text:p text:style-name="P43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(которая графика без бордюра) сильно растянута по вертикали до границ</text:p>
            <text:p text:style-name="P4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3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4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5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48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7">Картинка отличная,автоподстройка работает.</text:p>
          </table:table-cell>
          <table:table-cell table:style-name="Таблица1.E2" office:value-type="string">
            <text:p text:style-name="P50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03">
          <table:table-cell table:style-name="Таблица1.A103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9"/>
      <text:p text:style-name="P46">Они <text:span text:style-name="T1">не </text:span>держат <text:span text:style-name="T2">H=31kHz / V=</text:span>48.8<text:span text:style-name="T2">Hz</text:span></text:p>
      <text:p text:style-name="P40">List of non-compatible monitors</text:p>
      <text:p text:style-name="P42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Table_20_Heading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Table_20_Contents"/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Table_20_Contents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Table_20_Contents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<text:soft-page-break/>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2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агает.</text:p>
          </table:table-cell>
          <table:table-cell table:style-name="Таблица2.E1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6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YS Text" svg:font-family="'YS Text', sans-serif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5-12T21:57:34.657999961">12.05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6.2.3.2$Windows_X86_64 LibreOffice_project/aecc05fe267cc68dde00352a451aa867b3b546ac</meta:generator>
    <meta:document-statistic meta:table-count="2" meta:image-count="0" meta:object-count="0" meta:page-count="9" meta:paragraph-count="786" meta:word-count="2640" meta:character-count="18063" meta:non-whitespace-character-count="16137"/>
    <meta:user-defined meta:name="Поле 1"/>
    <meta:user-defined meta:name="Поле 2"/>
    <meta:user-defined meta:name="Поле 3"/>
    <meta:user-defined meta:name="Поле 4"/>
  </office:meta>
</office:document-meta>
</file>